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5.363cm"/>
    </style:style>
    <style:style style:name="co3" style:family="table-column">
      <style:table-column-properties fo:break-before="auto" style:column-width="9.21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2.912cm" fo:break-before="auto" style:use-optimal-row-height="false"/>
    </style:style>
    <style:style style:name="ro6" style:family="table-row">
      <style:table-row-properties style:row-height="1.824cm" fo:break-before="auto" style:use-optimal-row-height="false"/>
    </style:style>
    <style:style style:name="ro7" style:family="table-row">
      <style:table-row-properties style:row-height="1.623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6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0" office:value-type="string" calcext:value-type="string">
            <text:p>Requisito previsto inicialmente e realizado. PARCIALMENTE (BOTOES RANKING E OPCOES COM IMPLEMENTACAO SEM FUNCIONAMENTO)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office:value-type="string" calcext:value-type="string">
            <text:p>Requisito previsto inicialmente, mas realizado apenas PARCIALMENTE –faltou ainda selecionar pra jogar em 2 e movimentação independente do segundo. 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office:value-type="string" calcext:value-type="string">
            <text:p>Requisito previsto inicialmente, mas realizado apenas PARCIALMENTE – falta ainda representação gráfica e sistema de combate vide projetil.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office:value-type="string" calcext:value-type="string">
            <text:p>Requisito previsto inicialmente, mas realizado apenas PARCIALMENTE – falta ainda o jogador tomar dano e parar de atravessar.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table:style-name="ce14" office:value-type="string" calcext:value-type="string">
            <text:p>Requisito previsto inicialmente e ainda não realizado.</text:p>
          </table:table-cell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office:value-type="string" calcext:value-type="string">
            <text:p>Requisito previsto inicialmente, mas realizado apenas PARCIALMENTE – está com alguns erros ainda não solucionados.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21"/>
        </table:table-row>
        <table:table-row table:style-name="ro8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21"/>
          <table:table-cell table:style-name="ce18" office:value-type="string" calcext:value-type="string">
            <text:p>15% (15 por cento)+- sem 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24:14.1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6-07T01:25:51.171000000</dc:date>
    <meta:editing-duration>PT1H32M18S</meta:editing-duration>
    <meta:editing-cycles>8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